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RequestObservationContext.setPathPattern( @ Nullable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ObservationContext.ServerRequestObservationContex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questObservationContext.getPat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